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/>
    <style:font-face style:name="Century Schoolbook L" svg:font-family="'Century Schoolbook L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font-size-asian="24.5pt" style:font-size-complex="28pt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Heading_20_1">
      <style:text-properties style:font-name="Century Schoolbook L"/>
    </style:style>
    <style:style style:name="P5" style:family="paragraph" style:parent-style-name="Heading_20_1">
      <style:paragraph-properties fo:text-align="start" style:justify-single-word="false"/>
      <style:text-properties style:font-name="Century Schoolbook L"/>
    </style:style>
    <style:style style:name="P6" style:family="paragraph" style:parent-style-name="Heading_20_1">
      <style:text-properties style:font-name="Century Schoolbook L" style:text-underline-style="none"/>
    </style:style>
    <style:style style:name="P7" style:family="paragraph" style:parent-style-name="Heading_20_1">
      <style:text-properties style:font-name="Century Schoolbook L" fo:font-style="normal" style:text-underline-style="none" style:font-style-asian="normal" style:font-style-complex="normal"/>
    </style:style>
    <style:style style:name="P8" style:family="paragraph" style:parent-style-name="Heading_20_1">
      <style:text-properties style:font-name="Century Schoolbook L"/>
    </style:style>
    <style:style style:name="P9" style:family="paragraph" style:parent-style-name="Text_20_body">
      <style:text-properties style:font-name="Century Schoolbook L"/>
    </style:style>
    <style:style style:name="P10" style:family="paragraph" style:parent-style-name="Text_20_body">
      <style:paragraph-properties fo:text-align="center" style:justify-single-word="false"/>
      <style:text-properties style:font-name="Century Schoolbook L"/>
    </style:style>
    <style:style style:name="P11" style:family="paragraph" style:parent-style-name="Text_20_body">
      <style:paragraph-properties fo:text-align="start" style:justify-single-word="false"/>
      <style:text-properties style:font-name="Century Schoolbook L"/>
    </style:style>
    <style:style style:name="P12" style:family="paragraph" style:parent-style-name="Text_20_body">
      <style:text-properties style:font-name="Century Schoolbook L" fo:font-style="italic" style:font-style-asian="italic" style:font-style-complex="italic"/>
    </style:style>
    <style:style style:name="P13" style:family="paragraph" style:parent-style-name="Text_20_body" style:list-style-name="L1">
      <style:text-properties style:font-name="Century Schoolbook L" fo:font-style="italic" style:font-style-asian="italic" style:font-style-complex="italic"/>
    </style:style>
    <style:style style:name="P14" style:family="paragraph" style:parent-style-name="Text_20_body">
      <style:text-properties style:font-name="Century Schoolbook L" fo:font-style="italic" style:text-underline-style="none" style:font-style-asian="italic" style:font-style-complex="italic"/>
    </style:style>
    <style:style style:name="P15" style:family="paragraph" style:parent-style-name="Text_20_body" style:list-style-name="L1">
      <style:text-properties style:font-name="Century Schoolbook L" fo:font-style="italic" style:text-underline-style="none" style:font-style-asian="italic" style:font-style-complex="italic"/>
    </style:style>
    <style:style style:name="P16" style:family="paragraph" style:parent-style-name="Text_20_body">
      <style:text-properties style:font-name="Century Schoolbook L" fo:font-style="italic" style:text-underline-style="solid" style:text-underline-width="auto" style:text-underline-color="font-color" style:font-style-asian="italic" style:font-style-complex="italic"/>
    </style:style>
    <style:style style:name="P17" style:family="paragraph" style:parent-style-name="Text_20_body">
      <style:text-properties style:font-name="Century Schoolbook L" fo:font-style="normal" style:font-style-asian="normal" style:font-style-complex="normal"/>
    </style:style>
    <style:style style:name="P18" style:family="paragraph" style:parent-style-name="Text_20_body">
      <style:text-properties style:font-name="Century Schoolbook L" fo:font-style="normal" style:text-underline-style="none" style:font-style-asian="normal" style:font-style-complex="normal"/>
    </style:style>
    <style:style style:name="P19" style:family="paragraph" style:parent-style-name="Text_20_body">
      <style:text-properties style:font-name="Century Schoolbook L" style:text-underline-style="none"/>
    </style:style>
    <style:style style:name="P20" style:family="paragraph" style:parent-style-name="Text_20_body" style:list-style-name="L2">
      <style:text-properties style:font-name="Century Schoolbook L" style:text-underline-style="none"/>
    </style:style>
    <style:style style:name="P21" style:family="paragraph" style:parent-style-name="Text_20_body" style:list-style-name="L3">
      <style:text-properties style:font-name="Century Schoolbook L" style:text-underline-style="none"/>
    </style:style>
    <style:style style:name="P22" style:family="paragraph" style:parent-style-name="Text_20_body" style:list-style-name="L4">
      <style:text-properties style:font-name="Century Schoolbook L"/>
    </style:style>
    <style:style style:name="P23" style:family="paragraph" style:parent-style-name="Text_20_body">
      <style:paragraph-properties fo:text-align="start" style:justify-single-word="false"/>
      <style:text-properties style:font-name="Century Schoolbook L" fo:font-weight="bold" style:font-weight-asian="bold" style:font-weight-complex="bold"/>
    </style:style>
    <style:style style:name="P24" style:family="paragraph" style:parent-style-name="Text_20_body" style:list-style-name="L1">
      <style:text-properties fo:font-style="italic" style:font-style-asian="italic" style:font-style-complex="italic"/>
    </style:style>
    <style:style style:name="T1" style:family="text">
      <style:text-properties style:font-name="Century Schoolbook L"/>
    </style:style>
    <style:style style:name="T2" style:family="text">
      <style:text-properties style:font-name="Century Schoolbook L" fo:font-style="italic" style:font-style-asian="italic" style:font-style-complex="italic"/>
    </style:style>
    <style:style style:name="T3" style:family="text">
      <style:text-properties style:font-name="Century Schoolbook L" style:text-underline-style="solid" style:text-underline-width="auto" style:text-underline-color="font-color"/>
    </style:style>
    <style:style style:name="T4" style:family="text">
      <style:text-properties style:font-name="Century Schoolbook L" style:text-underline-style="none"/>
    </style:style>
    <style:style style:name="T5" style:family="text">
      <style:text-properties style:font-name="Century Schoolbook 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ΗΜΕΡΟΛΟΓΙΟ 2011</text:p>
      <text:h text:style-name="P5" text:outline-level="1"/>
      <text:h text:style-name="P5" text:outline-level="1">ΣΑΒΒΑΤΟ 1 ΙΑΝΟΥΑΡΙΟΥ</text:h>
      <text:p text:style-name="P10"/>
      <text:p text:style-name="P11">ΤΕΧΝΙΚΟΣ AIRCONDITION: 6979-778222</text:p>
      <text:p text:style-name="P11">ΕΘΝΙΚΗ ΒΙΒΛΙΟΘΗΚΗ: 210-3382566, 210-3382568</text:p>
      <text:p text:style-name="P11">ΜΟΥΚΑΣ ΓΡΗΓ. “ΣΩΜΑΤΟΦΥΛΑΚΑΣ ΚΑΙ ΠΡΟΣΤΑΣΙΑ VIP”</text:p>
      <text:p text:style-name="P11">ΒΕΒΑΙΩΣΗ ΕΘΝ. ΒΙΒΛΙΟΘΗΚΗΣ 31 ΑΥΓΟΥΣΤΟΥ 2000</text:p>
      <text:p text:style-name="P11"/>
      <text:h text:style-name="P4" text:outline-level="1">ΤΡΙΤΗ 18 ΙΑΝΟΥΑΡΙΟΥ</text:h>
      <text:p text:style-name="P9">ΜΟΥΚΑΣ ΓΡΗΓ. 6976-781346</text:p>
      <text:p text:style-name="P9">ΔΟΛ: ΜΙΧΑΛΑΚΟΠΟΥΛΟΥ 80 ΙΛΙΣΙΑ (Γραφ. Πλησίον Νοσοκ. Αλεξάνδρας Μπλε Κτίριο)</text:p>
      <text:p text:style-name="P9"/>
      <text:h text:style-name="P4" text:outline-level="1">ΔΕΥΤΕΡΑ 24 ΙΑΝΟΥΑΡΙΟΥ</text:h>
      <text:p text:style-name="P9">ΜΑΧΗΤΙΚΗ ΑΥΤΟΑΜΥΝΑ, ΚΕΧΑΓΙΑΣ ΔΗΜΗΤΡ, 210-3387570</text:p>
      <text:p text:style-name="P9">ΕΚΔΟΣΕΙΣ ΙΩΝ: 210-3838593, 210-3387571 (ΣΟΛΩΝΟΣ 85)</text:p>
      <text:p text:style-name="P9"/>
      <text:h text:style-name="P4" text:outline-level="1">ΣΑΒΒΑΤΟ 5 ΦΕΒΡΟΥΑΡΙΟΥ</text:h>
      <text:p text:style-name="P9">“ΕΥΑΓΓΕΛΙΣΜΟΣ”: ΚΕΝΤΡΟ ΔΙΑΤΑΡΑΧΗΣ ΥΠΝΟΥ, 210-7201000 <text:s/>210-7201843</text:p>
      <text:p text:style-name="P9"/>
      <text:h text:style-name="P4" text:outline-level="1">ΤΡΙΤΗ 8 ΦΕΒΡΟΥΑΡΙΟΥ</text:h>
      <text:p text:style-name="P9">ΓΕΝΙΚΟ ΚΡΑΤΙΚΟ “Γ. ΓΕΝΝΗΜΑΤΑΣ”, ΤΗΛ. ΚΕΝΤΡΟ 213-2032000</text:p>
      <text:p text:style-name="P9">ΤΟΞΙΚΟΛΟΓΙΚΟ ΤΜΗΜΑ: ΤΗΛΕΦΩΝΟ 210-7768315</text:p>
      <text:p text:style-name="P9">ΕΞΕΤΑΣΕΙΣ ΚΑΘΗΜΕΡΙΝΑ 09:00 – 10:00 με Δ.Α.Τ. Και 50 ΕΥΡΩ</text:p>
      <text:p text:style-name="P9">ΚΤΙΡΙΟ 1 ΟΡΟΦΟΣ 1ος ΤΟΞΙΚΟΛΟΓΙΚΟ</text:p>
      <text:p text:style-name="P9"/>
      <text:h text:style-name="P4" text:outline-level="1"><text:soft-page-break/>ΣΑΒΒΑΤΟ 12 ΦΕΒΡΟΥΑΡΙΟΥ</text:h>
      <text:p text:style-name="P9">ΚΙΝΗΤΟΜΑΝΙΑ: 210-3824580</text:p>
      <text:p text:style-name="P9">ΚΑΡΑΒΑΣΙΛΗ ΧΡΥΣΑΝΘΗ, ΦΙΛΕΛΛΗΝΩΝ 3, ΠΡΕΒΕΖΑ, Τ.Κ. 48100</text:p>
      <text:p text:style-name="P9"/>
      <text:h text:style-name="P4" text:outline-level="1">ΔΕΥΤΕΡΑ 21 ΦΕΒΡΟΥΑΡΙΟΥ</text:h>
      <text:p text:style-name="P9">ΕΓΚΑΤΑΣΤΑΣΗ CAIRO CLOCK THEMES:</text:p>
      <text:p text:style-name="P12">DOWNLOAD</text:p>
      <text:p text:style-name="P12">RIGHT CLICK → EXTRACT HERE</text:p>
      <text:p text:style-name="P12">OPEN TERMINAL</text:p>
      <text:p text:style-name="P12">SUDO mv /home/george/Downloads/filename /usr/share/cairo-clock/Themes</text:p>
      <text:p text:style-name="P12">filename: name of extracted file</text:p>
      <text:p text:style-name="P12"/>
      <text:h text:style-name="P4" text:outline-level="1">ΤΡΙΤΗ 1 ΜΑΡΤΙΟΥ</text:h>
      <text:p text:style-name="P9">ΚΑΡΑΒΑΣΙΛΗ ΧΡΥΣΑΝΘΗ, ΔΗΜΟΚΡΑΤΙΑΣ 10, ΒΟΝΙΤΣΑ ΑΙΤΩΛΟΑΚ/ΝΙΑΣ, Τ.Κ.30002</text:p>
      <text:p text:style-name="P9"/>
      <text:h text:style-name="P4" text:outline-level="1">ΠΑΡΑΣΚΕΥΗ 4 ΜΑΡΤΙΟΥ</text:h>
      <text:p text:style-name="P9">ΑΝΤΙΚΑΤΕΣΤΗΣΑ ΤΟ WODIM ΜΕ ΤΟ CDRTOOLS, ΕΝΤΟΛΕΣ:</text:p>
      <text:p text:style-name="P12">sudo add-apt-repository ppa:brandonsnider/cdrtools</text:p>
      <text:p text:style-name="P12">sudo apt-get update</text:p>
      <text:p text:style-name="P12">sudo apt-get install cdrecord mkisofs</text:p>
      <text:p text:style-name="P12"/>
      <text:h text:style-name="P4" text:outline-level="1">ΚΥΡΙΑΚΗ 6 ΜΑΡΤΙΟΥ</text:h>
      <text:p text:style-name="P12">sudo apt-get remove openoffice*.*</text:p>
      <text:p text:style-name="P12">sudo add-apt-repository ppa:libreoffice/ppa</text:p>
      <text:p text:style-name="P12">sudo apt-get update</text:p>
      <text:p text:style-name="P12">sudo apt-get install libreoffice</text:p>
      <text:p text:style-name="P12">sudo apt-get install libreoffice-gnome</text:p>
      <text:p text:style-name="P17"><text:soft-page-break/>ΕΓΚΑΤΑΣΤΑΣΗ ΤΟΥ LIBDVDCSS2</text:p>
      <text:p text:style-name="P12">sudo /usr/share/doc/libdvdread4/install-css.sh</text:p>
      <text:p text:style-name="P3"><text:span text:style-name="T2">πρέπει να είναι φορτωμένο το</text:span><text:span text:style-name="T1"> </text:span><text:span text:style-name="T2">libdvdread4</text:span></text:p>
      <text:p text:style-name="P12"/>
      <text:p text:style-name="P17">INSTALL BISIGI THEMES</text:p>
      <text:p text:style-name="P12">sudo add-apt-repository ppa:bisigi/ppa</text:p>
      <text:p text:style-name="P12">sudo apt-get update</text:p>
      <text:p text:style-name="P12">sudo apt-get install bisigi-themes</text:p>
      <text:p text:style-name="P12"/>
      <text:h text:style-name="P4" text:outline-level="1">ΔΕΥΤΕΡΑ 7 ΜΑΡΤΙΟΥ</text:h>
      <text:p text:style-name="P9">ΜΕΤΑΤΡΟΠΗ VIDEO ΑΠΟ YOUTUBE ΣΕ MP3</text:p>
      <text:p text:style-name="Text_20_body"><text:span text:style-name="T1">αντιγράφουμε τη διεύθυνση από το youtube και μπαίνουμε στη σελίδα </text:span><text:a xlink:type="simple" xlink:href="http://www.video2mp3.com/"><text:span text:style-name="T1">www.video2mp3.com</text:span></text:a></text:p>
      <text:p text:style-name="P9"/>
      <text:h text:style-name="P4" text:outline-level="1">ΤΡΙΤΗ 8 ΜΑΡΤΙΟΥ</text:h>
      <text:p text:style-name="P9">ΕΚΕΠΙΣ: 210-3403200</text:p>
      <text:p text:style-name="P9">ΚΕΚ ΕΚΠΑΙΔΕΥΣΗ ΕΠΙΚΟΙΝΩΝΙΑ: 210-3841537 (ΚΩΤΣΟΓΛΟΥ)</text:p>
      <text:p text:style-name="P9">Ε.Ο.Π. 210-2709154</text:p>
      <text:p text:style-name="P9">ΚΕ.ΜΕ.Α: 210-7481347, 210-7481421</text:p>
      <text:p text:style-name="P9"/>
      <text:h text:style-name="P4" text:outline-level="1">ΤΕΤΑΡΤΗ 9 ΜΑΡΤΙΟΥ</text:h>
      <text:p text:style-name="P17">ΕΓΚΑΤΑΣΤΑΣΗ UBUNTU-TWEAK</text:p>
      <text:p text:style-name="P12">sudo add-apt-repository ppa:tualatrix/ppa</text:p>
      <text:p text:style-name="P12">sudo apt-get update</text:p>
      <text:p text:style-name="P12">sudo apt-get install ubuntu-tweak</text:p>
      <text:p text:style-name="P12"/>
      <text:h text:style-name="P4" text:outline-level="1"><text:soft-page-break/></text:h>
      <text:h text:style-name="P4" text:outline-level="1">ΠΕΜΠΤΗ 10 ΜΑΡΤΙΟΥ</text:h>
      <text:p text:style-name="P9">ΕΓΚΑΤΑΣΤΑΣΗ EQUINOX THEMES &amp; FAENZA ICON THEME</text:p>
      <text:p text:style-name="P12">sudo add-apt-repository ppa:tiheum/equinox</text:p>
      <text:p text:style-name="P12">sudo apt-get update</text:p>
      <text:p text:style-name="P12">sudo apt-get install gtk2-engines-equinox equinox-theme equinox-ubuntu-theme faenza-icon-theme</text:p>
      <text:p text:style-name="P12"/>
      <text:p text:style-name="P17">ΕΓΚΑΤΑΣΤΑΣΗ ΤΟΥ NAUTILUS-ELEMENTARY ΑΝΑΒΑΘΜΙΣΗ</text:p>
      <text:p text:style-name="P12">sudo add-apt-repository ppa:am-monkeyd/nautilus-elementary-ppa</text:p>
      <text:p text:style-name="P12">sudo apt-get update</text:p>
      <text:p text:style-name="P12">sudo apt-get dist-upgrade nautilus -q</text:p>
      <text:p text:style-name="P17"/>
      <text:p text:style-name="P17">ELEGANT GNOME PACK</text:p>
      <text:p text:style-name="P12">sudo add-apt-repository ppa:elegant-gnome/ppa</text:p>
      <text:p text:style-name="P12">sudo apt-get update</text:p>
      <text:p text:style-name="P12">sudo apt-get upgrade</text:p>
      <text:p text:style-name="P12">sudo apt-get install elegant-gnome</text:p>
      <text:p text:style-name="P17"/>
      <text:h text:style-name="P4" text:outline-level="1">ΣΑΒΒΑΤΟ 12 ΜΑΡΤΙΟΥ</text:h>
      <text:p text:style-name="P9">INSTALL GNOME SHELL</text:p>
      <text:p text:style-name="P12">sudo add-apt-repository ppa:ricotz/testing</text:p>
      <text:p text:style-name="P12">sudo apt-get update</text:p>
      <text:p text:style-name="P12">sudo apt-get install gnome-shell</text:p>
      <text:p text:style-name="P17"/>
      <text:p text:style-name="P17">RUN GNOME SHELL: ALT + F2 ---&gt; gnome-shell –replace</text:p>
      <text:p text:style-name="P17"/>
      <text:p text:style-name="P17">RESTORE OLD GNOME</text:p>
      <text:p text:style-name="P17">Logout or ALT + F2 ---&gt; debugexit</text:p>
      <text:p text:style-name="P17"><text:soft-page-break/></text:p>
      <text:h text:style-name="P4" text:outline-level="1">ΔΕΥΤΕΡΑ 14 ΜΑΡΤΙΟΥ</text:h>
      <text:p text:style-name="P9">ΥΠΟΘΗΚΟΦΥΛΑΚΙΟ: Κ.ΠΑΤΗΣΙΑ, ΑΡΙΣΤΟΤΕΛΟΥΣ 175, 210-8640699 <text:s/>210-8654277</text:p>
      <text:p text:style-name="P9">KRAVMAGA ΑΥΤΟΑΜΥΝΑ</text:p>
      <text:p text:style-name="P9">ΦΑΝΗΣ ΑΝΤΩΝΟΠΟΥΛΟΣ</text:p>
      <text:p text:style-name="P9">ΣΕΧΟΥ 19 ΝΕΟΣ ΚΟΣΜΟΣ, ΣΤΑΘΜΟΣ ΜΕΤΡΟ ΦΙΞ, 6978-051051</text:p>
      <text:p text:style-name="P9"/>
      <text:h text:style-name="P4" text:outline-level="1">ΤΡΙΤΗ 15 ΜΑΡΤΙΟΥ</text:h>
      <text:p text:style-name="P9">ΕΡΩΤΗΣΗ ΑΣΦΑΛΕΙΑΣ ΣΤΟ FACEBOOK: “ΠΟΙΑ ΕΙΝΑΙ ΤΑ ΤΕΛΕΥΤΑΙΑ ΠΕΝΤΕ ΨΗΦΙΑ ΤΗΣ ΑΔΕΙΑΣ ΟΔΗΓΗΣΗΣ ΣΑΣ;” <text:s text:c="2"/>ΑΠΑΝΤΗΣΗ: 90c8e</text:p>
      <text:p text:style-name="P9"/>
      <text:p text:style-name="P9">XBMC INSTALL</text:p>
      <text:p text:style-name="P12">sudo add-apt-repository ppa:team-xbmc</text:p>
      <text:p text:style-name="P12">sudo apt-get update</text:p>
      <text:p text:style-name="P12">sudo apt-get install xbmc</text:p>
      <text:p text:style-name="P12">sudo apt-get update</text:p>
      <text:p text:style-name="P12"/>
      <text:h text:style-name="P4" text:outline-level="1">ΤΕΤΑΡΤΗ 16 ΜΑΡΤΙΟΥ</text:h>
      <text:p text:style-name="P9">KRAVMEGA, ΕΚΠΑΙΔΕΥΣΗ, ΓΙΑ ΠΡΟΣΩΠΙΚΟ ΑΣΦΑΛΕΙΑΣ</text:p>
      <text:p text:style-name="P9">ΜΕΝΕΛΑΟΥ 160 ΙΛΙΟΝ</text:p>
      <text:p text:style-name="P9">6956-705470, ΧΑΛΚΙΑΣ ΓΙΩΡΓΟΣ</text:p>
      <text:p text:style-name="P9"/>
      <text:h text:style-name="P4" text:outline-level="1">ΠΕΜΠΤΗ 17 ΜΑΡΤΙΟΥ</text:h>
      <text:p text:style-name="P9">ΚΤΕΛ ΠΡΕΒΕΖΑΣ, ΚΗΦΙΣΟΣ, 210-5129252</text:p>
      <text:p text:style-name="P9"/>
      <text:h text:style-name="P4" text:outline-level="1">ΣΑΒΒΑΤΟ 19 ΜΑΡΤΙΟΥ</text:h>
      <text:p text:style-name="P12">sudo apt-get –purge autoremove utube-ripper</text:p>
      <text:p text:style-name="P12"><text:soft-page-break/></text:p>
      <text:p text:style-name="P12">sudo apt-get install divergence-iv-gtk-theme</text:p>
      <text:p text:style-name="P12">sudo apt-get install divergence-iv-emeralds-decorators</text:p>
      <text:p text:style-name="P12"/>
      <text:h text:style-name="P4" text:outline-level="1">ΤΡΙΤΗ 22 ΜΑΡΤΙΟΥ</text:h>
      <text:p text:style-name="P9">CAIRO-MENU</text:p>
      <text:p text:style-name="P12">sudo add-apt-repository ppa:hughescih</text:p>
      <text:p text:style-name="P12">sudo apt-get update</text:p>
      <text:p text:style-name="P12">sudo apt-get install cairo-menu</text:p>
      <text:p text:style-name="P12">Right click on the gnome panel / Add to panel / Cairo Menu (delete the “normal” menu – right click on the ubuntu icon /Remove from Panel)</text:p>
      <text:p text:style-name="P12"/>
      <text:h text:style-name="P4" text:outline-level="1">ΤΕΤΑΡΤΗ 23 ΜΑΡΤΙΟΥ</text:h>
      <text:p text:style-name="P9">INSTALL ORTA THEME</text:p>
      <text:p text:style-name="P12">sudo add-apt-repository ppa:nikount/orta-desktop</text:p>
      <text:p text:style-name="P12">sudo apt-get update</text:p>
      <text:p text:style-name="P12">sudo apt-get install orta-theme</text:p>
      <text:p text:style-name="P12"/>
      <text:h text:style-name="P4" text:outline-level="1">ΠΕΜΠΤΗ 24 ΜΑΡΤΙΟΥ</text:h>
      <text:p text:style-name="P12">Terminate unresponsive Programs</text:p>
      <text:list xml:id="list149993933" text:style-name="L1">
        <text:list-item>
          <text:p text:style-name="P13">System preferences ---&gt; Keyboard Shortcuts</text:p>
        </text:list-item>
        <text:list-item>
          <text:p text:style-name="P13">Add button to create a custom shortcut</text:p>
        </text:list-item>
        <text:list-item>
          <text:p text:style-name="P24"><text:span text:style-name="T1">Enter </text:span><text:span text:style-name="T3">xkill</text:span><text:span text:style-name="T4"> to both the Name and Command boxes and click the Apply button</text:span></text:p>
        </text:list-item>
        <text:list-item>
          <text:p text:style-name="P24"><text:span text:style-name="T4">Click on </text:span><text:span text:style-name="T3">Disabled</text:span><text:span text:style-name="T4"> at the xkill row in the keyboard shortcuts window (Disabled is then changed to New shortcut...)</text:span></text:p>
        </text:list-item>
        <text:list-item>
          <text:p text:style-name="P15">Press a nes key combination, Ctrl+Alt+X</text:p>
        </text:list-item>
      </text:list>
      <text:p text:style-name="P14"/>
      <text:h text:style-name="P6" text:outline-level="1"><text:soft-page-break/>ΠΑΡΑΣΚΕΥΗ 25 ΜΑΡΤΙΟΥ</text:h>
      <text:p text:style-name="P19">INSTALL DOCKBARX 0.43</text:p>
      <text:p text:style-name="P14">sudo add-apt-repository ppa:nilarimogard/webupd8</text:p>
      <text:p text:style-name="P14">sudo apt-get update</text:p>
      <text:p text:style-name="P14">sudo apt-get install dockbarx dockbarx-themes-extra</text:p>
      <text:p text:style-name="P14"/>
      <text:h text:style-name="P6" text:outline-level="1">ΣΑΒΒΑΤΟ 26 ΜΑΡΤΙΟΥ</text:h>
      <text:p text:style-name="P19">INSTALL GnoMenu</text:p>
      <text:p text:style-name="P14">sudo add-apt-repository ppa:gnomenu-team</text:p>
      <text:p text:style-name="P14">sudo apt-get update</text:p>
      <text:p text:style-name="P14">sudo apt-get install gnomenu</text:p>
      <text:p text:style-name="P14">δεξί κλικ στην μπάρα εργασιών και Προσθήκη</text:p>
      <text:p text:style-name="P18"/>
      <text:h text:style-name="P7" text:outline-level="1">ΤΡΙΤΗ 29 ΜΑΡΤΙΟΥ</text:h>
      <text:p text:style-name="P18">INSTALL LM-SENSORS</text:p>
      <text:p text:style-name="P14">sudo apt-get install lm-sensors</text:p>
      <text:p text:style-name="P14">sudo sensors-detect and answer “y” to everything</text:p>
      <text:p text:style-name="P14"/>
      <text:h text:style-name="P6" text:outline-level="1">ΣΑΒΒΑΤΟ 2 ΑΠΡΙΛΙΟΥ</text:h>
      <text:p text:style-name="P19">INSTALLING AN RPM FILE DIRECTLY</text:p>
      <text:p text:style-name="P14">sudo alien -i package-file.rpm</text:p>
      <text:p text:style-name="P14">sudo rpm -ihv lotus_symphony3_fp1.i586.rpm</text:p>
      <text:p text:style-name="P14"/>
      <text:h text:style-name="P6" text:outline-level="1">ΚΥΡΙΑΚΗ 3 ΑΠΡΙΛΙΟΥ</text:h>
      <text:p text:style-name="P14">INSTALLING IBM LOTUS SYMPHONY 3 fix pack on Ubuntu </text:p>
      <text:p text:style-name="P14">Sudo dpkg -i lotus_symphony3_fp1.i386.deb</text:p>
      <text:p text:style-name="P14"/>
      <text:p text:style-name="P14"><text:soft-page-break/>Un-Installation</text:p>
      <text:p text:style-name="P14">sudo dpkg -P symphony-fixpack</text:p>
      <text:p text:style-name="P14"/>
      <text:h text:style-name="P6" text:outline-level="1">ΔΕΥΤΕΡΑ 11 ΑΠΡΙΛΙΟΥ</text:h>
      <text:p text:style-name="P19">ΓΙΑ ΕΓΚΑΤΑΣΤΑΣΗ ΤΕΛΕΥΤΑΙΑΣ ΕΚΔΟΣΗΣ SUN JAVA6 JRE</text:p>
      <text:p text:style-name="P19">ΠΑΜΕ ΣΤΟ SYNAPTIC ---&gt; SETTINGS ---&gt; REPOSITORIES ---&gt; OTHER SOFTWARE ΚΑΙ ΕΠΙΛΕΓΟΥΜΕ: CANONICAL PARTNERS</text:p>
      <text:p text:style-name="P19">KANOYME RELOAD</text:p>
      <text:p text:style-name="P19">ΜΕΤΑ ΠΑΜΕ ΣΤΟ SEARCH ΚΑΙ ΓΡΑΦΟΥΜΕ SUN-JAVA6 ΜΑΣ ΒΓΑΖΕΙ ΤΗΝ ΤΕΛΕΥΤΑΙΑ ΕΚΔΟΣΗ ΤΗΣ JAVA ΚΑΝΟΥΜΕ MARK ΚΑΙ INSTALL</text:p>
      <text:p text:style-name="P19"/>
      <text:h text:style-name="P6" text:outline-level="1">ΠΕΜΠΤΗ 14 ΑΠΡΙΛΙΟΥ</text:h>
      <text:p text:style-name="P19">ΚΑΛΥΜΑΤΑ ΚΑΝΑΠΕ, ΛΕΩΦ ΜΑΡΑΘΩΝΟΣ 59, ΣΤΑΥΡΟΣ ΑΓ.ΠΑΡΑΣΚΕΥΗΣ</text:p>
      <text:p text:style-name="P19"/>
      <text:h text:style-name="P6" text:outline-level="1">ΚΥΡΙΑΚΗ 17 ΑΠΡΙΛΙΟΥ</text:h>
      <text:p text:style-name="P19">ΣΤΟ SOUNDKONVERTER:</text:p>
      <text:list xml:id="list1123139121" text:style-name="L2">
        <text:list-item>
          <text:p text:style-name="P20">Αν κάνω RIP σε CD καλλιτέχνη που ήδη υπάρχει στο δίσκο τότε το output είναι (π.χ. Νταλάρας): <text:s/>/home/george/public/%b/%n - %t </text:p>
          <text:p text:style-name="P20">1a. %b = ονομα album, %n = track number, %t = track title</text:p>
        </text:list-item>
        <text:list-item>
          <text:p text:style-name="P20">Αν κάνω RIP σε CD καλλιτέχνη που δεν υπάρχει στο δίσκο τότε πρέπει να δημιουργηθεί ο κατάλογος και το output είναι: /home/george/public/%a/%b/%n - %t</text:p>
          <text:p text:style-name="P20">2a. %a = artist</text:p>
        </text:list-item>
        <text:list-item>
          <text:p text:style-name="P20">Για συλλογές: /%b/%d/%n - %t, <text:s/>όπου %d = disk number</text:p>
        </text:list-item>
        <text:list-item>
          <text:p text:style-name="P20">Για απλά CD: /%b/%n - %t</text:p>
        </text:list-item>
      </text:list>
      <text:p text:style-name="P19"/>
      <text:h text:style-name="P6" text:outline-level="1">ΣΑΒΒΑΤΟ 30 ΑΠΡΙΛΙΟΥ</text:h>
      <text:p text:style-name="P19">ΕΓΚΑΤΑΣΤΑΣΗ GNOME3 ΣΕ UBUNTU 11.04</text:p>
      <text:p text:style-name="P14">περνάμε τα αποθετήρια</text:p>
      <text:p text:style-name="P14"><text:soft-page-break/>sudo add-apt-repository ppa:ubuntugnometeam/gnome3</text:p>
      <text:p text:style-name="P14">sudo add-apt-repository ppa:ubuntugnometeam/ppa-gen</text:p>
      <text:p text:style-name="P14">sudo apt-get update</text:p>
      <text:p text:style-name="P14">εγκατάσταση του GNOME3</text:p>
      <text:p text:style-name="P14">sudo apt-get dist-upgrade</text:p>
      <text:p text:style-name="P14">sudo apt-get install ugr-desktop-g3 gnome-shell</text:p>
      <text:p text:style-name="P14">sudo apt-get update</text:p>
      <text:p text:style-name="P14"/>
      <text:h text:style-name="P6" text:outline-level="1">ΚΥΡΙΑΚΗ 1 ΜΑΙΟΥ</text:h>
      <text:p text:style-name="P19">ΔΙΑΓΡΑΦΗ ΤΟΥ GNOME 3 SHELL ΚΑΙ ΕΠΙΣΤΡΟΦΗ ΣΤΟ UNITY</text:p>
      <text:p text:style-name="P14">sudo apt-get remove libgtk-3-common</text:p>
      <text:p text:style-name="P14">sudo apt-get install ppa-purge</text:p>
      <text:p text:style-name="P14">sudo ppa-purge ppa:ubuntugnometeam/gnome3</text:p>
      <text:p text:style-name="P14">sudo apt-get install gnome-panel</text:p>
      <text:p text:style-name="P14"/>
      <text:h text:style-name="P6" text:outline-level="1">ΔΕΥΤΕΡΑ 2 ΜΑΙΟΥ</text:h>
      <text:p text:style-name="P19">ΠΩΣ ΝΑ “ΚΟΡΟΙΔΕΨΟΥΜΕ” ΤΟ ΣΥΣΤΗΜΑ ΚΑΙ ΝΑ ΕΓΚΑΤΑΣΤΗΣΟΥΜΕ ΠΡΟΓΡΑΜΜΑΤΑ ΤΑ ΑΠΟΘΕΤΗΡΙΑ ΤΩΝ ΟΠΟΙΩΝ ΔΕΝ ΥΠΑΡΧΟΥΝ ΣΤΑ ΕΠΙΣΗΜΑ ΑΠΟΘΕΤΗΡΙΑ ΤΗΣ ΔΙΑΝΟΜΗΣ Π.Χ. XBMC ΣΤΟ UBUNTU 11.04.</text:p>
      <text:p text:style-name="P14">sudo add-apt-repository ppa:team-xbmc</text:p>
      <text:p text:style-name="P19">ΑΝΟΙΓΟΥΜΕ ΤΟ UBUNTU SOFTWARE CENTER</text:p>
      <text:p text:style-name="P19">ΕΠΙΛΕΓΟΥΜΕ EDIT ---&gt; SOFTWARE SOURCES ---&gt; OTHER SOFTWARE επιλέγουμε το ppa του XBMC και πατάμε EDIT.</text:p>
      <text:p text:style-name="P19">Εκεί που λέει “DISTRIBUTION” αντί του Natty βάζουμε Maverick</text:p>
      <text:p text:style-name="P19">μετά συνεχίζουμε:</text:p>
      <text:p text:style-name="P14">sudo apt-get update</text:p>
      <text:p text:style-name="P14">sudo apt-get install xbmc</text:p>
      <text:p text:style-name="P14">sudo apt-get update</text:p>
      <text:p text:style-name="P14"/>
      <text:h text:style-name="P6" text:outline-level="1"><text:soft-page-break/>ΚΥΡΙΑΚΗ 8 ΜΑΙΟΥ</text:h>
      <text:p text:style-name="P19">INSTALL INDICATOR-SENSORS in UBUNTU 11.04</text:p>
      <text:p text:style-name="P14">sudo add-apt-repository ppa:nilarimogard/webupd8</text:p>
      <text:p text:style-name="P14">sudo apt-get update</text:p>
      <text:p text:style-name="P14">sudo apt-get install indicator-sensors</text:p>
      <text:p text:style-name="P14"/>
      <text:p text:style-name="P14">KEYLOCK APPLICATION INDICATOR</text:p>
      <text:p text:style-name="P14">sudo add-apt-repository ppa:tsbarnes/indicator-keylock</text:p>
      <text:p text:style-name="P14">sudo apt-get update</text:p>
      <text:p text:style-name="P14">sudo apt-get install indicator-keylock </text:p>
      <text:p text:style-name="P14"/>
      <text:h text:style-name="P6" text:outline-level="1">ΔΕΥΤΕΡΑ 9 ΜΑΙΟΥ</text:h>
      <text:p text:style-name="P19">ΝΟΣΟΚΟΜΕΙΟ ΕΥΑΓΓΕΛΙΣΜΟΣ ΓΙΑ ΡΑΝΤΕΒΟΥ ΜΕ ΨΥΧΙΑΤΡΟ, 213-2041000</text:p>
      <text:p text:style-name="P19"/>
      <text:h text:style-name="P6" text:outline-level="1">ΣΑΒΒΑΤΟ 14 ΜΑΙΟΥ</text:h>
      <text:p text:style-name="P19">LIBREOFFICE SPLASH SCREEN</text:p>
      <text:p text:style-name="P19">DOWNLOAD AND EXTRACT</text:p>
      <text:list xml:id="list2139133193" text:style-name="L3">
        <text:list-item>
          <text:p text:style-name="P21">Copy “intro.png” and “about.png” in /etc/lib/libreoffice/program <text:s/>replace original file</text:p>
        </text:list-item>
        <text:list-item>
          <text:p text:style-name="P21">Modify the sofficerc found in /etc/libreoffice</text:p>
          <text:p text:style-name="P21">2a. [Bootstrap]</text:p>
          <text:list>
            <text:list-item>
              <text:list>
                <text:list-header>
                  <text:p text:style-name="P21">HideEula=1</text:p>
                  <text:p text:style-name="P21">Logo=1</text:p>
                  <text:p text:style-name="P21">Native Progress=true</text:p>
                  <text:p text:style-name="P21">ProgressBarColor=78,158,1</text:p>
                  <text:p text:style-name="P21">ProgressFrameColor=45,45,45</text:p>
                  <text:p text:style-name="P21">ProgressPosition=60,277</text:p>
                  <text:p text:style-name="P21">ProgressSize=320,6</text:p>
                </text:list-header>
              </text:list>
            </text:list-item>
          </text:list>
        </text:list-item>
      </text:list>
      <text:p text:style-name="P9"/>
      <text:h text:style-name="P4" text:outline-level="1"><text:soft-page-break/>ΔΕΥΤΕΡΑ 30 ΜΑΙΟΥ</text:h>
      <text:p text:style-name="P9">ΕΝΑΛΛΑΚΤΙΚΟ DESKTOP</text:p>
      <text:p text:style-name="P12">sudo add-apt-repository ppa:doctormo/netbook-launcher</text:p>
      <text:p text:style-name="P12">sudo apt-get update</text:p>
      <text:p text:style-name="P12">sudo apt-get install yeold-netbook-launcher</text:p>
      <text:p text:style-name="P12">κάνουμε logout και επιλέγουμε ubuntu netbook remix</text:p>
      <text:p text:style-name="P12"/>
      <text:h text:style-name="P4" text:outline-level="1">ΤΕΤΑΡΤΗ 1 ΙΟΥΝΙΟΥ</text:h>
      <text:p text:style-name="P9">ΚΕΚ 210-5582375</text:p>
      <text:p text:style-name="Text_20_body"><text:a xlink:type="simple" xlink:href="mailto:kyriazis.george3@gmail.com"><text:span text:style-name="T1">kyriazis.george3@gmail.com</text:span></text:a><text:span text:style-name="T1"> <text:s/>password: 789az456</text:span></text:p>
      <text:p text:style-name="Text_20_body"><text:a xlink:type="simple" xlink:href="mailto:dora_tsaikou@ovi.com"><text:span text:style-name="T1">dora_tsaikou@ovi.com</text:span></text:a><text:span text:style-name="T1"> <text:s/>password: 12011977</text:span></text:p>
      <text:p text:style-name="P9"/>
      <text:h text:style-name="P4" text:outline-level="1">ΔΕΥΤΕΡΑ 6 ΙΟΥΝΙΟΥ</text:h>
      <text:p text:style-name="P9">Δ/ΝΣΗ ΠΑΛΛΑΪΚΗΣ ΑΜΥΝΑΣ, ΠΟΛΙΤΙΚΗΣ ΣΧΕΔΙΑΣΗΣ ΕΚΤΑΚΤΟΥ ΑΝΑΓΚΗΣ <text:s text:c="13"/>213-1318562, 210-9098562</text:p>
      <text:p text:style-name="P9"/>
      <text:h text:style-name="P4" text:outline-level="1">ΣΑΒΒΑΤΟ 25 ΙΟΥΝΙΟΥ</text:h>
      <text:p text:style-name="P12">sudo add-apt-repository ppa:kernel-ppa/ppa</text:p>
      <text:p text:style-name="P12">sudo apt-get update</text:p>
      <text:p text:style-name="P12">apt-cache showpkg linux-headers</text:p>
      <text:p text:style-name="P12">sudo apt-get install linux-headers-2.6.39-0 linux-headers-2.6.39-0-generic linux-image-2.6.39-0-generic</text:p>
      <text:p text:style-name="P12"/>
      <text:h text:style-name="P4" text:outline-level="1">ΠΑΡΑΣΚΕΥΗ 2 ΣΕΠΤΕΜΒΡΙΟΥ</text:h>
      <text:p text:style-name="P9">INSTALL LATEST VERSION OF JAVA</text:p>
      <text:p text:style-name="P12">sudo add-apt-repository ppa:ferramroberto/java</text:p>
      <text:p text:style-name="P12">sudo apt-get update</text:p>
      <text:p text:style-name="P12">sudo apt-get install sun-java6-jre sun-java6-plugin sun-java6-fonts</text:p>
      <text:p text:style-name="P12"><text:soft-page-break/></text:p>
      <text:h text:style-name="P4" text:outline-level="1">ΤΕΤΑΡΤΗ 7 ΣΕΠΤΕΜΒΡΙΟΥ</text:h>
      <text:p text:style-name="P9">GNOME 3</text:p>
      <text:p text:style-name="P12">sudo add-apt-repository ppa:gnome3-team/gnome3</text:p>
      <text:p text:style-name="P12">sudo apt-get update</text:p>
      <text:p text:style-name="P12">sudo apt-get dist-upgrade</text:p>
      <text:p text:style-name="P12">sudo apt-get install gnome-shell</text:p>
      <text:p text:style-name="P17">REBOOT AND CHOOSE GNOME</text:p>
      <text:p text:style-name="P12">sudo apt-get remove gnome-accessibility-themes</text:p>
      <text:p text:style-name="P12">sudo apt-get install gnome-themes-standard</text:p>
      <text:p text:style-name="P12">sudo apt-get install gnome-tweak-tool</text:p>
      <text:p text:style-name="P12"/>
      <text:h text:style-name="P4" text:outline-level="1">ΠΕΜΠΤΗ 8 ΣΕΠΤΕΜΒΡΙΟΥ</text:h>
      <text:p text:style-name="P9">REMOVE GNOME3</text:p>
      <text:p text:style-name="P12">sudo apt-get remove libgtk-3-common</text:p>
      <text:p text:style-name="P12">sudo apt-get install ppa-purge</text:p>
      <text:p text:style-name="P12">sudo ppa-purge ppa:gnome3-team/gnome3</text:p>
      <text:p text:style-name="P12"/>
      <text:h text:style-name="P4" text:outline-level="1">ΠΕΜΠΤΗ 15 ΣΕΠΤΕΜΒΡΙΟΥ</text:h>
      <text:p text:style-name="P9">Σ.Ε.Φ.Ε. <text:s/>ΤΗΛ.: 6977-377218, 210-5239001, 2ος ΟΡΟΦΟΣ, ΨΑΡΡΩΝ 2 ΜΕΤΑΞΟΥΡΓΕΙΟ</text:p>
      <text:p text:style-name="P9"/>
      <text:h text:style-name="P4" text:outline-level="1">ΚΥΡΙΑΚΗ 2 ΟΚΤΩΒΡΙΟΥ</text:h>
      <text:p text:style-name="P9">ΣΥΛΛΑΒΙΣΜΟΣ ΣΤΟ LIBREOFFICE</text:p>
      <text:p text:style-name="P9">myspell-el-gr</text:p>
      <text:p text:style-name="P9">libreoffice-l10n-el</text:p>
      <text:p text:style-name="P9">Πρέπει να φορτωθεί η επέκταση el_gr_v110.oxt για συλλαβισμό.</text:p>
      <text:p text:style-name="P9"/>
      <text:h text:style-name="P4" text:outline-level="1"><text:soft-page-break/>ΤΡΙΤΗ 4 ΟΚΤΩΒΡΙΟΥ</text:h>
      <text:p text:style-name="P9">SECURITYGR FORUM</text:p>
      <text:p text:style-name="P9">username: dora_tsaikou</text:p>
      <text:p text:style-name="P9">password: 12dt77</text:p>
      <text:p text:style-name="P9">ΕΛΕΥΘΕΡΟΥΔΑΚΗΣ: 210-3258440</text:p>
      <text:p text:style-name="P9">ΝΟΜΙΚΗ ΒΙΒΛΙΟΘΗΚΗ: 210-3678800</text:p>
      <text:p text:style-name="P9"/>
      <text:p text:style-name="P9"/>
      <text:h text:style-name="P4" text:outline-level="1">ΤΕΤΑΡΤΗ 5 ΟΚΤΩΒΡΙΟΥ</text:h>
      <text:p text:style-name="P9">PHILIPS 32PFL5606H <text:s/>469 ΕΥΡΩ, LED TV 32”</text:p>
      <text:p text:style-name="P9">PHILIPS 32PFL4606H 32” FULL HD <text:s/>479 ΕΥΡΩ <text:s/>TFT-LCD</text:p>
      <text:p text:style-name="P9"/>
      <text:h text:style-name="P4" text:outline-level="1">ΤΡΙΤΗ 11 ΟΚΤΩΒΡΙΟΥ</text:h>
      <text:p text:style-name="P12">sudo add-apt-repository ppa:libreoffice/ppa</text:p>
      <text:p text:style-name="P12">sudo apt-get update</text:p>
      <text:p text:style-name="P12">sudo apt-get upgrade</text:p>
      <text:p text:style-name="P12"/>
      <text:h text:style-name="P4" text:outline-level="1">ΤΕΤΑΡΤΗ 12 ΟΚΤΩΒΡΙΟΥ</text:h>
      <text:p text:style-name="P9">ΡΑΔΙΟΤΑΞΙ, ΤΗΛ: 210-8695000</text:p>
      <text:p text:style-name="P9"/>
      <text:h text:style-name="P4" text:outline-level="1">ΠΑΡΑΣΚΕΥΗ 14 ΟΚΤΩΒΡΙΟΥ</text:h>
      <text:p text:style-name="P9">ΕΝΑΛΛΑΓΗ ΠΛΗΚΤΡΟΛΟΓΙΟΥ LXDE:</text:p>
      <text:p text:style-name="P12">setxkbmap -option grp:switch,grp:alt_shift_toggle,grp_led:scroll us,gr</text:p>
      <text:p text:style-name="P12">το προσθέτουμε στα αρχεία:</text:p>
      <text:p text:style-name="P12">/etc/xdg/lxsession/lxde/autostart</text:p>
      <text:p text:style-name="P12">/etc/xdg/lxsession/lubuntu/autostart</text:p>
      <text:p text:style-name="P12">Οι σημαίες βρίσκονται στο <text:s/>/usr/share/lxpanel/images/xkb-flags</text:p>
      <text:p text:style-name="P12"><text:soft-page-break/></text:p>
      <text:h text:style-name="P4" text:outline-level="1">ΔΕΥΤΕΡΑ 17 ΟΚΤΩΒΡΙΟΥ</text:h>
      <text:p text:style-name="P9">ΛΟΥΖΗΣ ΝΙΚΟΣ, ΤΗΛ : 211-4048277</text:p>
      <text:p text:style-name="P9"/>
      <text:h text:style-name="P4" text:outline-level="1"/>
      <text:h text:style-name="P4" text:outline-level="1"/>
      <text:h text:style-name="P4" text:outline-level="1">ΤΕΤΑΡΤΗ 19 ΟΚΤΩΒΡΙΟΥ</text:h>
      <text:p text:style-name="P12">Sudo add-apt-repository ppa:nathan-renniewaldock/xbmc-stable</text:p>
      <text:p text:style-name="P12">sudo apt-get update</text:p>
      <text:p text:style-name="P12">sudo apt-get install xbmc</text:p>
      <text:p text:style-name="P12"/>
      <text:h text:style-name="P4" text:outline-level="1">ΠΕΜΠΤΗ 20 ΟΚΤΩΒΡΙΟΥ</text:h>
      <text:p text:style-name="P9">ΞΗΡΟΚΩΣΤΑ ΔΗΜΗΤΡΑ, ΤΗΛ: 210-5023893</text:p>
      <text:p text:style-name="P9"/>
      <text:p text:style-name="P9"/>
      <text:h text:style-name="P4" text:outline-level="1">ΤΕΤΑΡΤΗ 26 ΟΚΤΩΒΡΙΟΥ</text:h>
      <text:p text:style-name="P9">GNOME-PIE (εναλλακτικό μενού)</text:p>
      <text:p text:style-name="P12">sudo add-apt-repository ppa:simonschneegans/testing</text:p>
      <text:p text:style-name="P12">sudo apt-get update</text:p>
      <text:p text:style-name="P12">sudo apt-get install gnome-pie</text:p>
      <text:p text:style-name="P12"/>
      <text:h text:style-name="P4" text:outline-level="1">ΠΑΡΑΣΚΕΥΗ 28 ΟΚΤΩΒΡΙΟΥ</text:h>
      <text:p text:style-name="P9">ΒΟΥΛΙΑΓΜΕΝΗΣ 45 Κ ΚΟΛΟΚΟΤΡΩΝΗ 35</text:p>
      <text:p text:style-name="P9">ΑΓ.ΔΗΜΗΤΡΙΟ ---&gt; 171, Α3, Β3</text:p>
      <text:p text:style-name="P9">ΣΤΑΣΗ ΚΑΡΑΠΑΝΟΥ</text:p>
      <text:p text:style-name="P9"><text:soft-page-break/></text:p>
      <text:h text:style-name="P4" text:outline-level="1">ΠΑΡΑΣΚΕΥΗ 4 ΝΟΕΜΒΡΙΟΥ</text:h>
      <text:p text:style-name="P9">Ο.Μ.Υ.Π.Α.Ε, ΓΡ.ΛΑΜΠΡΑΚΗ 40 ΝΙΚΑΙΑ, 210-5325146</text:p>
      <text:p text:style-name="P9">ΕΚΕΠΙΣ 210-3403200</text:p>
      <text:p text:style-name="P9"/>
      <text:h text:style-name="P4" text:outline-level="1">ΤΡΙΤΗ 15 ΝΟΕΜΒΡΙΟΥ</text:h>
      <text:p text:style-name="P9">CONKY TO WORK NICELY WITH KDE4</text:p>
      <text:p text:style-name="P9">own_window yes</text:p>
      <text:p text:style-name="P9">own_window_transparent yes</text:p>
      <text:p text:style-name="P9">own_window_argb_visual yes</text:p>
      <text:p text:style-name="P9">own_window_type normal</text:p>
      <text:p text:style-name="P9">own_window_class conky-semi</text:p>
      <text:p text:style-name="P9">add these lines in every conky </text:p>
      <text:p text:style-name="P9"/>
      <text:p text:style-name="P12">sudo add-apt-repository ppa:mozillateam/firefox-next</text:p>
      <text:p text:style-name="P12">sudo apt-get update</text:p>
      <text:p text:style-name="P12">sudo apt-get install firefox </text:p>
      <text:p text:style-name="P12"/>
      <text:p text:style-name="P12">sudo add-apt-repository ppa:libreoffice/ppa</text:p>
      <text:p text:style-name="P12">sudo apt-get update</text:p>
      <text:p text:style-name="P12">sudo apt-get install libreoffice-kde</text:p>
      <text:p text:style-name="P12"/>
      <text:p text:style-name="P12">Πρέπει να εγκατασταθούν για να εμφανίζονται σωστά τα παράθυρα του LibreOffice στο Kubuntu:</text:p>
      <text:p text:style-name="P12">kwin-style-qtcurve</text:p>
      <text:p text:style-name="P12">kde-style-qtcurve</text:p>
      <text:p text:style-name="P12">gtk2-engines-qtcurve</text:p>
      <text:p text:style-name="P12"/>
      <text:h text:style-name="P4" text:outline-level="1"><text:soft-page-break/>ΤΕΤΑΡΤΗ 23 ΝΟΕΜΒΡΙΟΥ</text:h>
      <text:p text:style-name="P9">LUBUNTU SOFTWARE CENTER</text:p>
      <text:p text:style-name="P12">sudo add-apt-repository ppa:lubuntu-desktop/ppa</text:p>
      <text:p text:style-name="P12">sudo apt-get update</text:p>
      <text:p text:style-name="P12">sudo apt-get install lubuntu-software-center</text:p>
      <text:p text:style-name="P12"/>
      <text:p text:style-name="P12"/>
      <text:h text:style-name="P4" text:outline-level="1">ΠΑΡΑΣΚΕΥΗ 25 ΝΟΕΜΒΡΙΟΥ</text:h>
      <text:p text:style-name="P9">ΓΕΝΙΚΗ ΜΕΘΟΔΟΣ ΓΙΑ AUTOSTART (LUBUNTU 11.10)</text:p>
      <text:p text:style-name="P9">1.create the autostart folden (αν δεν υπάρχει)</text:p>
      <text:p text:style-name="P9">mkdir -p ~/.config/autostart</text:p>
      <text:p text:style-name="P9">2.create a apllication desktop file</text:p>
      <text:p text:style-name="P9">lxshortcut -o ~/.config/autostart/app:desktop</text:p>
      <text:p text:style-name="P9">μας βγάζει ένα πλαίσιο όπου δίνουμε το όνομα και την εντολή της εφαρμογής</text:p>
      <text:p text:style-name="P9">Παράδειγμα: name: xcompmgr, <text:s text:c="2"/>command: xcompmgr</text:p>
      <text:p text:style-name="P9">στη συνέχεια κάνουμε logout &amp; login</text:p>
      <text:p text:style-name="P9"/>
      <text:h text:style-name="P4" text:outline-level="1">ΣΑΒΒΑΤΟ 26 ΝΟΕΜΒΡΙΟΥ</text:h>
      <text:p text:style-name="P9">COLOR0 <text:tab/>WHITE <text:tab/>#FFFFFF</text:p>
      <text:p text:style-name="P9">COLOR1 <text:tab/>IVORY<text:tab/>#FFFFF0</text:p>
      <text:p text:style-name="P9">COLOR2<text:tab/>IVORY2<text:tab/>#EEEEE0</text:p>
      <text:p text:style-name="P9">COLOR3<text:tab/>IVORY3<text:tab/>#CDCDC1</text:p>
      <text:p text:style-name="P9">COLOR4<text:tab/>TAN1<text:tab/><text:tab/>#FFA54F</text:p>
      <text:p text:style-name="P9">COLOR5<text:tab/>TAN2<text:tab/><text:tab/>#EE9A49</text:p>
      <text:p text:style-name="P9">COLOR6<text:tab/>GRAY<text:tab/><text:tab/>#7E7E7E</text:p>
      <text:p text:style-name="P9">COLOR7<text:tab/>ANTIQUE WHITE4<text:tab/>#8B8378</text:p>
      <text:p text:style-name="P9">COLOR8<text:tab/>DIMGRAY<text:tab/>#696969</text:p>
      <text:p text:style-name="P9">COLOR9<text:tab/>BLACK<text:tab/>#000000</text:p>
      <text:p text:style-name="P9"/>
      <text:h text:style-name="P4" text:outline-level="1"><text:soft-page-break/>ΔΕΥΤΕΡΑ 28 ΝΟΕΜΒΡΙΟΥ</text:h>
      <text:p text:style-name="P9">ΕΓΚΑΤΑΣΤΑΣΗ GOOGLE CHROME</text:p>
      <text:p text:style-name="P12">sudo dpkg -i google-chrome-stable_current</text:p>
      <text:p text:style-name="P12">εξαρτήσεις του chrome</text:p>
      <text:p text:style-name="P12">libnss3-1d</text:p>
      <text:p text:style-name="P12">libcurl3</text:p>
      <text:h text:style-name="P4" text:outline-level="1">ΤΕΤΑΡΤΗ 30 ΝΟΕΜΒΡΙΟΥ</text:h>
      <text:p text:style-name="Text_20_body"><text:span text:style-name="T1">ΚΩΔΙΚΟΣ ΓΙΑ <text:s/>Forum LinuxMintGR <text:s text:c="2"/>&amp; <text:s text:c="3"/>για <text:s text:c="3"/>GMAIL:</text:span></text:p>
      <text:p text:style-name="Text_20_body"><text:span text:style-name="T1">ee3d6e2ca</text:span></text:p>
      <text:h text:style-name="P4" text:outline-level="1">ΠΕΜΠΤΗ 1 ΔΕΚΕΜΒΡΙΟΥ</text:h>
      <text:p text:style-name="P9">ΣΥΝΔΡΟΜΗ ΠΕΡΙΟΔΙΚΟΥ “ΑΣΤΥΝΟΜΙΚΗ ΕΠΙΘΕΩΡΗΣΗ”, ΤΗΛ 210 6854609, ΦΑΞ: 210-6849352</text:p>
      <text:h text:style-name="P4" text:outline-level="1">ΠΑΡΑΣΚΕΥΗ 2 ΔΕΚΕΜΒΡΙΟΥ</text:h>
      <text:p text:style-name="P9">INSTALL PLYMOUTH MANAGER</text:p>
      <text:p text:style-name="P12">sudo add-apt-repository ppa:melrio-g/plymouth manager</text:p>
      <text:p text:style-name="P12">sudo apt-get update</text:p>
      <text:p text:style-name="P12">sudo apt-get install plymouth-manager</text:p>
      <text:p text:style-name="P12">INSTALL XBMC IN LINUX MINT12</text:p>
      <text:p text:style-name="P12">sudo add-apt-repository ppa:nathan-renniewaldock/xbmc-stable</text:p>
      <text:p text:style-name="P12">sudo apt-get update</text:p>
      <text:p text:style-name="P12">sudo apt-get install xbmc</text:p>
      <text:h text:style-name="P4" text:outline-level="1">ΚΥΡΙΑΚΗ 4 ΔΕΚΕΜΒΡΙΟΥ</text:h>
      <text:p text:style-name="P9">ΑΠΟΘΕΤΗΡΙΟ ΓΙΑ ΘΕΜΑΤΑ GNOME-SHELL</text:p>
      <text:p text:style-name="P12">sudo add-apt-repository ppa:satyajit-happy/themes</text:p>
      <text:p text:style-name="P12">sudo apt-get update</text:p>
      <text:p text:style-name="P12"/>
      <text:h text:style-name="P4" text:outline-level="1"><text:soft-page-break/></text:h>
      <text:h text:style-name="P4" text:outline-level="1">ΚΥΡΙΑΚΗ 11 ΔΕΚΕΜΒΡΙΟΥ</text:h>
      <text:p text:style-name="P9">FBCMD, FACEBOOK COMMAND LINE</text:p>
      <text:p text:style-name="P9"/>
      <text:p text:style-name="P9">1.fbcmd go access</text:p>
      <text:p text:style-name="P9">2.fbcmd go auth</text:p>
      <text:p text:style-name="P9">3.fbcmd auth XXXXXX</text:p>
      <text:p text:style-name="P9">4.fbcmd addperm</text:p>
      <text:p text:style-name="P9">fbcmd fonline ---&gt; φίλοι σε σύνδεση</text:p>
      <text:p text:style-name="P9">fbcmd mywall ---&gt; friends posted to your wall</text:p>
      <text:p text:style-name="P9">fbcmd inbox ---&gt; εισερχόμενα</text:p>
      <text:p text:style-name="P9">fbcmd post</text:p>
      <text:p text:style-name="P9"/>
      <text:h text:style-name="P4" text:outline-level="1">ΔΕΥΤΕΡΑ 12 ΔΕΚΕΜΒΡΙΟΥ</text:h>
      <text:p text:style-name="P9">ΕΘΝΙΚΟ ΤΥΠΟΓΡΑΦΕΙΟ, ΚΑΠΟΔΙΣΤΡΙΟΥ 34 ΙΣΟΓΕΙΟ, 210-5279178-9</text:p>
      <text:p text:style-name="P9">ΔΗΜΟΣΙΕΥΣΗ ΦΕΚ, 210-5279000</text:p>
      <text:p text:style-name="P9">ΦΕΚ Β-2457/3.11.2011</text:p>
      <text:p text:style-name="P9">Υ.Α. 1016 / 109 / 169-8 / 2011</text:p>
      <text:p text:style-name="P9">ΕΚΠΑΙΔΕΥΣΗ ΑΠΟ ΕΛ.ΑΣ. ΠΡΟΣΩΠΙΚΟΥ ΑΣΦΑΛΕΙΑΣ ΠΟΥ ΘΑ ΦΕΡΟΥΝ ΟΠΛΟ</text:p>
      <text:p text:style-name="P9"/>
      <text:h text:style-name="P4" text:outline-level="1">ΤΕΤΑΡΤΗ 21 ΔΕΚΕΜΒΡΙΟΥ</text:h>
      <text:p text:style-name="P12">sudo apt-get dist upgrade</text:p>
      <text:p text:style-name="P2"><text:span text:style-name="T1">εγκαθιστούμε τα πακέτα που δηλώνονται ως </text:span><text:span text:style-name="T3">held back</text:span></text:p>
      <text:p text:style-name="P16"/>
      <text:p text:style-name="P16"/>
      <text:p text:style-name="P9"/>
      <text:list xml:id="list629391939" text:style-name="L4">
        <text:list-header>
          <text:p text:style-name="P22"/>
        </text:list-header>
      </text:list>
      <text:p text:style-name="P12"/>
      <text:p text:style-name="P9"><text:soft-page-break/></text:p>
      <text:p text:style-name="P11"/>
      <text:p text:style-name="P1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/>
    <style:font-face style:name="Century Schoolbook L" svg:font-family="'Century Schoolbook L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buntu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Ubuntu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Ubuntu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Kyriazis</meta:initial-creator>
    <meta:creation-date>2011-12-27T13:59:57</meta:creation-date>
    <dc:date>2011-12-28T21:01:36</dc:date>
    <dc:creator>George Kyriazis</dc:creator>
    <meta:editing-duration>PT12M28S</meta:editing-duration>
    <meta:editing-cycles>2</meta:editing-cycles>
    <meta:generator>LibreOffice/3.4$Linux LibreOffice_project/340m1$Build-402</meta:generator>
    <meta:document-statistic meta:table-count="0" meta:image-count="0" meta:object-count="0" meta:page-count="19" meta:paragraph-count="385" meta:word-count="1639" meta:character-count="12873" meta:non-whitespace-character-count="11593"/>
  </office:meta>
</office:document-meta>
</file>